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Sans" svg:font-family="'Noto Sans', 'Helvetica Neue', Helvetica, Arial, sans-serif"/>
    <style:font-face style:name="Roboto" svg:font-family="Roboto, Helvetica, Arial, sans-serif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Noto Sans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93bee" officeooo:paragraph-rsid="00193bee" style:font-size-asian="13pt" style:font-size-complex="13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93bee" officeooo:paragraph-rsid="00124f7e" style:font-size-asian="13pt" style:font-size-complex="13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paragraph-rsid="00124f7e" style:font-size-asian="13pt" style:font-size-complex="13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24f7e" officeooo:paragraph-rsid="00124f7e" style:font-size-asian="13pt" style:font-size-complex="13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24f7e" officeooo:paragraph-rsid="001644a3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644a3" officeooo:paragraph-rsid="001644a3" style:font-size-asian="13pt" style:font-size-complex="13pt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2d2d2d" style:font-name="DejaVu Serif" fo:font-size="13pt" fo:letter-spacing="normal" fo:font-style="normal" fo:font-weight="bold" officeooo:rsid="00124f7e" officeooo:paragraph-rsid="00124f7e" style:font-size-asian="13pt" style:font-weight-asian="bold" style:font-size-complex="13pt" style:font-weight-complex="bold"/>
    </style:style>
    <style:style style:name="P9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d2d2d" style:font-name="DejaVu Serif" fo:font-size="13pt" fo:letter-spacing="normal" fo:font-style="normal" fo:font-weight="bold" officeooo:paragraph-rsid="00124f7e" style:font-size-asian="13pt" style:font-weight-asian="bold" style:font-size-complex="13pt" style:font-weight-complex="bold"/>
    </style:style>
    <style:style style:name="P10" style:family="paragraph" style:parent-style-name="Standard" style:list-style-name="L2">
      <style:paragraph-properties fo:orphans="2" fo:widows="2"/>
      <style:text-properties fo:font-variant="normal" fo:text-transform="none" fo:color="#2d2d2d" style:font-name="DejaVu Serif" fo:font-size="13pt" fo:letter-spacing="normal" fo:font-style="normal" fo:font-weight="normal" officeooo:rsid="0019a221" officeooo:paragraph-rsid="0019a221" style:font-size-asian="13pt" style:font-size-complex="13pt"/>
    </style:style>
    <style:style style:name="P11" style:family="paragraph" style:parent-style-name="Standard" style:list-style-name="L2">
      <style:paragraph-properties fo:orphans="2" fo:widows="2"/>
      <style:text-properties fo:font-variant="normal" fo:text-transform="none" fo:color="#2d2d2d" style:font-name="DejaVu Serif" fo:font-size="13pt" fo:letter-spacing="normal" fo:font-style="normal" fo:font-weight="normal" officeooo:paragraph-rsid="002501e2" style:font-size-asian="13pt" style:font-size-complex="13pt"/>
    </style:style>
    <style:style style:name="P12" style:family="paragraph" style:parent-style-name="Standard">
      <style:paragraph-properties style:line-height-at-least="0.503cm"/>
      <style:text-properties fo:color="#ffffff" style:font-name="DejaVu Serif" fo:font-size="13pt" fo:font-weight="normal" fo:background-color="#1e1e1e" style:font-size-asian="13pt" style:font-size-complex="13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bold" officeooo:rsid="00124f7e" officeooo:paragraph-rsid="00124f7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bold" officeooo:paragraph-rsid="00193bee" style:font-size-asian="13pt" style:font-size-complex="13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24f7e" officeooo:paragraph-rsid="00124f7e" style:font-size-asian="13pt" style:font-size-complex="13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paragraph-rsid="00193bee" style:font-size-asian="13pt" style:font-size-complex="13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26e002" officeooo:paragraph-rsid="0026e002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d2d2d" style:font-name="Noto Sans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paragraph-rsid="00124f7e" style:font-size-asian="13pt" style:font-size-complex="13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93bee" officeooo:paragraph-rsid="00124f7e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color="#2d2d2d" style:font-name="DejaVu Serif" fo:font-size="13pt" fo:font-weight="normal" officeooo:paragraph-rsid="0026e002" style:font-size-asian="13pt" style:font-weight-asian="normal" style:font-size-complex="13pt" style:font-weight-complex="normal"/>
    </style:style>
    <style:style style:name="P22" style:family="paragraph" style:parent-style-name="Heading_20_1">
      <style:paragraph-properties fo:margin-left="0cm" fo:margin-right="0cm" fo:line-height="100%" fo:text-align="end" style:justify-single-word="false" fo:orphans="2" fo:widows="2" fo:text-indent="0cm" style:auto-text-indent="false"/>
      <style:text-properties fo:font-variant="normal" fo:text-transform="none" fo:color="#212121" style:font-name="DejaVu Serif" fo:font-size="13pt" fo:letter-spacing="normal" fo:font-style="normal" fo:font-weight="normal" officeooo:paragraph-rsid="002b38cf" style:font-size-asian="13pt" style:font-size-complex="13pt"/>
    </style:style>
    <style:style style:name="T1" style:family="text">
      <style:text-properties officeooo:rsid="00124f7e"/>
    </style:style>
    <style:style style:name="T2" style:family="text">
      <style:text-properties officeooo:rsid="00142a8d"/>
    </style:style>
    <style:style style:name="T3" style:family="text">
      <style:text-properties officeooo:rsid="001644a3"/>
    </style:style>
    <style:style style:name="T4" style:family="text">
      <style:text-properties officeooo:rsid="00177821"/>
    </style:style>
    <style:style style:name="T5" style:family="text">
      <style:text-properties officeooo:rsid="00193bee"/>
    </style:style>
    <style:style style:name="T6" style:family="text">
      <style:text-properties officeooo:rsid="0019a221"/>
    </style:style>
    <style:style style:name="T7" style:family="text">
      <style:text-properties officeooo:rsid="001ad0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3bee" style:font-weight-asian="bold" style:font-weight-complex="bold"/>
    </style:style>
    <style:style style:name="T10" style:family="text">
      <style:text-properties officeooo:rsid="00212ed0"/>
    </style:style>
    <style:style style:name="T11" style:family="text">
      <style:text-properties fo:color="#000000"/>
    </style:style>
    <style:style style:name="T12" style:family="text">
      <style:text-properties fo:color="#000000" style:font-name="Verdana"/>
    </style:style>
    <style:style style:name="T13" style:family="text">
      <style:text-properties fo:color="#000000" style:font-name="Verdana" fo:font-size="10.5pt"/>
    </style:style>
    <style:style style:name="T14" style:family="text">
      <style:text-properties fo:color="#000000" style:text-line-through-style="none" style:text-line-through-type="none" style:font-name="Verdana" fo:font-size="10.5pt" style:text-underline-style="none" fo:font-weight="bold" style:text-blinking="false" fo:background-color="#ffffcc" loext:char-shading-value="0" loext:padding="0.049cm" loext:border="0.06pt solid #eeeecc"/>
    </style:style>
    <style:style style:name="T15" style:family="text">
      <style:text-properties fo:color="#000000" style:text-line-through-style="none" style:text-line-through-type="none" style:font-name="Verdana" style:text-underline-style="none" fo:font-weight="bold" style:text-blinking="false" fo:background-color="#ffffcc" loext:char-shading-value="0" loext:padding="0.049cm" loext:border="0.06pt solid #eeeecc"/>
    </style:style>
    <style:style style:name="T16" style:family="text">
      <style:text-properties fo:font-variant="normal" fo:text-transform="none" fo:letter-spacing="normal" fo:font-style="normal" officeooo:rsid="0026e002"/>
    </style:style>
    <style:style style:name="T17" style:family="text">
      <style:text-properties style:text-underline-style="none"/>
    </style:style>
    <style:style style:name="T18" style:family="text">
      <style:text-properties officeooo:rsid="00193bee" style:font-weight-asian="bold" style:font-weight-complex="bold"/>
    </style:style>
    <style:style style:name="T19" style:family="text">
      <style:text-properties officeooo:rsid="0026e002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2b38c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><text:span text:style-name="T1">O</text:span>ffre d’<text:span text:style-name="T1">emploi</text:span> </text:p>
      <text:h text:style-name="P22" text:outline-level="1"><text:span text:style-name="T18">Expectra </text:span>Nantes,</text:h>
      <text:h text:style-name="P22" text:outline-level="1"><text:span text:style-name="T21">p</text:span>ays-de-la-Loire 44000</text:h>
      <text:p text:style-name="P20"><text:span text:style-name="T11"/></text:p>
      <text:p text:style-name="P20"><text:span text:style-name="T11">Nous recherchons un développeur passionné, réactif, orienté équipe, prêt à se lancer dans une aventure à long terme.</text:span></text:p>
      <text:p text:style-name="P14"><text:span text:style-name="T18"/></text:p>
      <text:p text:style-name="P14"><text:span text:style-name="T18">Développeur Web Frontend (H/F)</text:span></text:p>
      <text:p text:style-name="P2"><text:span text:style-name="T8">Contrat</text:span>:CDI 35h</text:p>
      <text:p text:style-name="P16"><text:span text:style-name="T9">Salaire</text:span><text:span text:style-name="T5">: Selon le profil </text:span></text:p>
      <text:p text:style-name="P4"><text:span text:style-name="T11"/></text:p>
      <text:p text:style-name="P4"><text:span text:style-name="T8">Compétences </text:span><text:s/>:</text:p>
      <text:list xml:id="list3111256932" text:style-name="L1">
        <text:list-item>
          <text:p text:style-name="P9">HTML 5 <text:span text:style-name="T19">&amp; </text:span>CSS 3 </text:p>
        </text:list-item>
        <text:list-item>
          <text:p text:style-name="P9">Bootstrap <text:span text:style-name="T1">4 &amp; Scss</text:span></text:p>
        </text:list-item>
        <text:list-item>
          <text:p text:style-name="P9">Git <text:span text:style-name="T1">&amp; github</text:span></text:p>
        </text:list-item>
        <text:list-item>
          <text:p text:style-name="P9"><text:span text:style-name="T7">JavaScript</text:span> <text:span text:style-name="T2">(frame-work) </text:span></text:p>
        </text:list-item>
      </text:list>
      <text:p text:style-name="P8"/>
      <text:p text:style-name="P3"><text:s/><text:span text:style-name="T8">Qualités indispensables :</text:span></text:p>
      <text:list xml:id="list724238458" text:style-name="L2">
        <text:list-item>
          <text:p text:style-name="P10">Vous êtes curieux et vous maintenez vos connaissances à jour en faisant de la veille numérique une priorité.</text:p>
        </text:list-item>
        <text:list-item>
          <text:p text:style-name="P10">Vous êtes passionné, vous avez une bonne culture numérique.</text:p>
        </text:list-item>
        <text:list-item>
          <text:p text:style-name="P11"><text:span text:style-name="T6">Vous êtes rigoureux, la perfection de vos taches est votre devise.</text:span></text:p>
        </text:list-item>
        <text:list-item>
          <text:p text:style-name="P10">Vous aimez travailler en équipe, car cela vous aide à vous améliorer et à atteindre l'excellence.</text:p>
        </text:list-item>
        <text:list-item>
          <text:p text:style-name="P10">Vous n'avez pas peur de l'échec et êtes prêt à écouter pour vous améliorer</text:p>
        </text:list-item>
      </text:list>
      <text:p text:style-name="P13"/>
      <text:p text:style-name="P13">Vous serez amené à :</text:p>
      <text:p text:style-name="P17">Personnalisez la création de site web avec wordpress et shopify,</text:p>
      <text:p text:style-name="P17">Vous travaillerez sur la refonte des sites web</text:p>
      <text:p text:style-name="P17">Créer des applications à partir de zéro avec nodejs et vuejs</text:p>
      <text:p text:style-name="P17">Vous développerez des applications mobiles Front.</text:p>
      <text:p text:style-name="P17">Vous feriez partie intégrante de l'équipe de développement, en suivant les méthodes AGILES (scrums) tout en suivant les bonnes pratiques de développement.</text:p>
      <text:p text:style-name="P17">Toujours à l'écoute des conseils du développeur principal.</text:p>
      <text:p text:style-name="P17">Des notions de référencement seraient appréciées.</text:p>
      <text:p text:style-name="P21"><text:span text:style-name="T16">Apportez votre vision et vos idées pour améliorer notre section développement et participer à la vie de l'équipe.</text:span></text:p>
      <text:p text:style-name="P5"/>
      <text:p text:style-name="P6"><text:span text:style-name="T4">S</text:span>i vous êtes prêt à révéler le défi, </text:p>
      <text:p text:style-name="P6"><text:span text:style-name="T3">A</text:span>ppelez-nous au <text:span text:style-name="T3">0262407268,</text:span></text:p>
      <text:p text:style-name="P7">Email:notreBoite@mai.com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Sans" svg:font-family="'Noto Sans', 'Helvetica Neue', Helvetica, Arial, sans-serif"/>
    <style:font-face style:name="Roboto" svg:font-family="Roboto, Helvetica, Arial, sans-serif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6:17:14.243707855</meta:creation-date>
    <dc:date>2020-11-20T00:52:13.351004072</dc:date>
    <meta:editing-duration>PT12M5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36" meta:character-count="1462" meta:non-whitespace-character-count="1258"/>
  </office:meta>
</office:document-meta>
</file>